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25813CC8D8423A16AD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217in" svg:y="1.802in" svg:width="6.25in" svg:height="6.25in" draw:z-index="0"><draw:image xlink:href="Pictures/10000000000002580000025813CC8D8423A16ADB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5:54:09.050640365</meta:creation-date>
    <dc:date>2021-02-21T15:55:13.351442947</dc:date>
    <meta:editing-duration>PT1M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